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4pt" fo:font-weight="bold" officeooo:rsid="0001e8db" officeooo:paragraph-rsid="0001e8db" style:font-size-asian="14pt" style:font-weight-asian="bold" style:font-size-complex="14pt" style:font-weight-complex="bold"/>
    </style:style>
    <style:style style:name="P2" style:family="paragraph" style:parent-style-name="Standard">
      <style:text-properties style:font-name="Arial" fo:font-size="14pt" fo:font-weight="bold" officeooo:rsid="0001e8db" officeooo:paragraph-rsid="0007bf45" style:font-size-asian="14pt" style:font-weight-asian="bold" style:font-size-complex="14pt" style:font-weight-complex="bold"/>
    </style:style>
    <style:style style:name="P3" style:family="paragraph" style:parent-style-name="Standard">
      <style:text-properties style:font-name="Arial" officeooo:rsid="00054085" officeooo:paragraph-rsid="00054085"/>
    </style:style>
    <style:style style:name="P4" style:family="paragraph" style:parent-style-name="Standard">
      <style:text-properties style:font-name="Arial" officeooo:rsid="00054085" officeooo:paragraph-rsid="0005f852"/>
    </style:style>
    <style:style style:name="P5" style:family="paragraph" style:parent-style-name="Standard">
      <style:text-properties style:font-name="Arial" officeooo:rsid="00054085" officeooo:paragraph-rsid="0007bf45"/>
    </style:style>
    <style:style style:name="P6" style:family="paragraph" style:parent-style-name="Standard">
      <style:text-properties style:font-name="Arial" officeooo:rsid="00054085" officeooo:paragraph-rsid="000b4a07"/>
    </style:style>
    <style:style style:name="P7" style:family="paragraph" style:parent-style-name="Standard">
      <style:text-properties style:font-name="Arial" officeooo:rsid="0001e8db" officeooo:paragraph-rsid="0005f852"/>
    </style:style>
    <style:style style:name="P8" style:family="paragraph" style:parent-style-name="Standard">
      <style:text-properties style:font-name="Arial" officeooo:rsid="0001e8db" officeooo:paragraph-rsid="000b4a07"/>
    </style:style>
    <style:style style:name="P9" style:family="paragraph" style:parent-style-name="Standard">
      <style:text-properties style:font-name="Arial" officeooo:rsid="0005f852" officeooo:paragraph-rsid="0005f852"/>
    </style:style>
    <style:style style:name="P10" style:family="paragraph" style:parent-style-name="Standard">
      <style:text-properties style:font-name="Arial" officeooo:rsid="0005f852" officeooo:paragraph-rsid="000b4a07"/>
    </style:style>
    <style:style style:name="P11" style:family="paragraph" style:parent-style-name="Standard">
      <style:text-properties style:font-name="Arial" officeooo:rsid="0007bf45" officeooo:paragraph-rsid="0007bf45"/>
    </style:style>
    <style:style style:name="P12" style:family="paragraph" style:parent-style-name="Standard">
      <style:text-properties style:font-name="Arial" officeooo:rsid="0007bf45" officeooo:paragraph-rsid="000b4a07"/>
    </style:style>
    <style:style style:name="P13" style:family="paragraph" style:parent-style-name="Standard">
      <style:text-properties style:font-name="Arial" officeooo:rsid="0007bf45" officeooo:paragraph-rsid="000e3186"/>
    </style:style>
    <style:style style:name="P14" style:family="paragraph" style:parent-style-name="Standard">
      <style:text-properties style:font-name="Arial" officeooo:rsid="000a2a00" officeooo:paragraph-rsid="000a2a00"/>
    </style:style>
    <style:style style:name="P15" style:family="paragraph" style:parent-style-name="Standard">
      <style:text-properties style:font-name="Arial" officeooo:rsid="000a9546" officeooo:paragraph-rsid="000a9546"/>
    </style:style>
    <style:style style:name="P16" style:family="paragraph" style:parent-style-name="Standard">
      <style:text-properties style:font-name="Arial" officeooo:rsid="000b4a07" officeooo:paragraph-rsid="000b4a07"/>
    </style:style>
    <style:style style:name="P17" style:family="paragraph" style:parent-style-name="Standard">
      <style:text-properties style:font-name="Arial" fo:font-weight="bold" officeooo:rsid="000b4a07" officeooo:paragraph-rsid="000b4a07" style:font-weight-asian="bold" style:font-weight-complex="bold"/>
    </style:style>
    <style:style style:name="P18" style:family="paragraph" style:parent-style-name="Standard">
      <style:text-properties style:font-name="Arial" fo:font-weight="bold" officeooo:rsid="0007bf45" officeooo:paragraph-rsid="000b4a07" style:font-weight-asian="bold" style:font-weight-complex="bold"/>
    </style:style>
    <style:style style:name="P19" style:family="paragraph" style:parent-style-name="Standard">
      <style:text-properties style:font-name="Arial" officeooo:rsid="000c7d2e" officeooo:paragraph-rsid="000c7d2e"/>
    </style:style>
    <style:style style:name="P20" style:family="paragraph" style:parent-style-name="Standard">
      <style:text-properties style:font-name="Arial" officeooo:rsid="00112bcd" officeooo:paragraph-rsid="00112bcd"/>
    </style:style>
    <style:style style:name="T1" style:family="text">
      <style:text-properties officeooo:rsid="0005f852"/>
    </style:style>
    <style:style style:name="T2" style:family="text">
      <style:text-properties fo:font-weight="bold" style:font-weight-asian="bold" style:font-weight-complex="bold"/>
    </style:style>
    <style:style style:name="T3" style:family="text">
      <style:text-properties fo:font-weight="bold" officeooo:rsid="0007bf45" style:font-weight-asian="bold" style:font-weight-complex="bold"/>
    </style:style>
    <style:style style:name="T4" style:family="text">
      <style:text-properties fo:font-weight="bold" officeooo:rsid="000b4a07" style:font-weight-asian="bold" style:font-weight-complex="bold"/>
    </style:style>
    <style:style style:name="T5" style:family="text">
      <style:text-properties fo:font-weight="bold" officeooo:rsid="000c7d2e" style:font-weight-asian="bold" style:font-weight-complex="bold"/>
    </style:style>
    <style:style style:name="T6" style:family="text">
      <style:text-properties officeooo:rsid="00086825"/>
    </style:style>
    <style:style style:name="T7" style:family="text">
      <style:text-properties officeooo:rsid="0008e755"/>
    </style:style>
    <style:style style:name="T8" style:family="text">
      <style:text-properties officeooo:rsid="000b4a07"/>
    </style:style>
    <style:style style:name="T9" style:family="text">
      <style:text-properties officeooo:rsid="000c7d2e"/>
    </style:style>
    <style:style style:name="T10" style:family="text">
      <style:text-properties officeooo:rsid="000e3186"/>
    </style:style>
    <style:style style:name="T11" style:family="text">
      <style:text-properties officeooo:rsid="000fa46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jinn <text:span text:style-name="T6">thoughts</text:span> <text:span text:style-name="T10">4 Oct</text:span> 2020</text:p>
      <text:p text:style-name="P1"/>
      <text:p text:style-name="P9"><text:span text:style-name="T10">Coming along nicely, see new (fledgling) mjinn guide. </text:span>The major challenges:</text:p>
      <text:p text:style-name="P9"/>
      <text:p text:style-name="P6"><text:span text:style-name="T2">Income posting</text:span> </text:p>
      <text:p text:style-name="P8"/>
      <text:p text:style-name="P6"><text:span text:style-name="T1">Coming along, but </text:span>needs lots <text:span text:style-name="T1">more</text:span> work <text:span text:style-name="T1">to</text:span> <text:span text:style-name="T1">handle correctly the more challenging types of posting, including additional charges added during posting, unallocated rent, </text:span>group posting, reduced rent <text:span text:style-name="T1">payments, etc.</text:span></text:p>
      <text:p text:style-name="P6"/>
      <text:p text:style-name="P10"><text:span text:style-name="T3">Pay request</text:span><text:span text:style-name="T4">s</text:span></text:p>
      <text:p text:style-name="P17"/>
      <text:p text:style-name="P12">I may be wrong, but I think/hope that the pay request <text:span text:style-name="T7">code and other code can</text:span> be greatly simplified. I am <text:span text:style-name="T7">having a look at</text:span> defining widely used rent objects <text:span text:style-name="T7">as mysql functions, so that I might get all of them in one call to the database, rather than them being called in dozens of different places and passed all around the code, as in Jinn.</text:span></text:p>
      <text:p text:style-name="P12"/>
      <text:p text:style-name="P17">Email server</text:p>
      <text:p text:style-name="P17"/>
      <text:p text:style-name="P13">It will be a <text:span text:style-name="T6">big</text:span> improvement over Jinn if we c<text:span text:style-name="T6">an</text:span> implement an email server which will store all outgoing and incoming emails on the main server and allow the user (for example) to easily display the email thread for <text:span text:style-name="T10">a </text:span>rentcode. <text:s/><text:span text:style-name="T10">For the moment, the new docfiles app stores each outgoing document as an html string in the docfiles table and allows the user to cut and paste any incoming email into</text:span> <text:span text:style-name="T10">a new docfile (as an html string). <text:s/>A bit clunky, but matches Jinn current functionality and will allow searches within mjinn. <text:s/>The docfiles table has a blob column named digidoc, which is where mjinn will store incoming pdf files, jpg files, etc. <text:s text:c="2"/></text:span></text:p>
      <text:p text:style-name="P18"/>
      <text:p text:style-name="P10"><text:span text:style-name="T5">E</text:span><text:span text:style-name="T4">diting of l</text:span><text:span text:style-name="T2">etter</text:span><text:span text:style-name="T3">s, </text:span><text:span text:style-name="T4">pay requests,</text:span><text:span text:style-name="T2"> email</text:span><text:span text:style-name="T3">s </text:span><text:span text:style-name="T4">and remittance advices</text:span></text:p>
      <text:p text:style-name="P3"/>
      <text:p text:style-name="P11"><text:span text:style-name="T6">A</text:span> <text:span text:style-name="T6">significant </text:span>challenge for a browser based app is to find a way for the user to edit a single payrequest, letter or email <text:span text:style-name="T6">locally, get the doc delivered </text:span>and then store a copy of th<text:span text:style-name="T9">e</text:span> edited <text:span text:style-name="T9">and delivered </text:span>doc on the server. <text:s/><text:span text:style-name="T11">As mentioned above, the new docfiles app offers the ability to search, edit, save and retrieve such documents. There is still a lot to do, particularly with how to create (print or email) and deliver (post or email) each outgoing document.</text:span></text:p>
      <text:p text:style-name="P5"/>
      <text:p text:style-name="P9">More modest <text:span text:style-name="T8">challenges</text:span>:</text:p>
      <text:p text:style-name="P3"/>
      <text:p text:style-name="P16"><text:span text:style-name="T2">Properties </text:span><text:s/>- <text:s/>straightforward</text:p>
      <text:p text:style-name="P3"/>
      <text:p text:style-name="P7">Adding a charge for a rentcode can take place from 2 places – charges and rents – fix</text:p>
      <text:p text:style-name="P4"/>
      <text:p text:style-name="P3"><text:span text:style-name="T2">Head rent</text:span><text:span text:style-name="T4">s</text:span> - needs <text:span text:style-name="T1">lots </text:span>more work, including individual HRCode payments and create remittance advice</text:p>
      <text:p text:style-name="P3"/>
      <text:p text:style-name="P14">Get <text:span text:style-name="T8">OWINGSTAT and RENTSITUATION and other big deduced statements </text:span>working</text:p>
      <text:p text:style-name="P14"/>
      <text:p text:style-name="P15">Fill out the delete_item function for all tables</text:p>
      <text:p text:style-name="P15"/>
      <text:p text:style-name="P19"><text:soft-page-break/>Deal properly with multiple email addresses for one rent</text:p>
      <text:p text:style-name="P19"/>
      <text:p text:style-name="P20">Find way to persist query values after search</text:p>
      <text:p text:style-name="P15"/>
      <text:p text:style-name="P15"/>
      <text:p text:style-name="P15"/>
      <text:p text:style-name="P15"/>
      <text:p text:style-name="P15"><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7.1$Windows_X86_64 LibreOffice_project/23edc44b61b830b7d749943e020e96f5a7df63bf</meta:generator>
    <dc:date>2020-10-04T20:35:15.567000000</dc:date>
    <meta:editing-duration>PT3H2M58S</meta:editing-duration>
    <meta:editing-cycles>13</meta:editing-cycles>
    <meta:document-statistic meta:table-count="0" meta:image-count="0" meta:object-count="0" meta:page-count="2" meta:paragraph-count="19" meta:word-count="398" meta:character-count="2323" meta:non-whitespace-character-count="1929"/>
  </office:meta>
</office:document-meta>
</file>